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blic class Main {</text:p>
      <text:p text:style-name="P1"/>
      <text:p text:style-name="P1">public static double calcularArea (double lado) {</text:p>
      <text:p text:style-name="P1"><text:tab/>return lado*lado;</text:p>
      <text:p text:style-name="P1">}</text:p>
      <text:p text:style-name="P1"/>
      <text:p text:style-name="P1"/>
      <text:p text:style-name="P1">public static double calcularArea (double base, double altura) {</text:p>
      <text:p text:style-name="P1"><text:tab/>return (base * altura) /2; </text:p>
      <text:p text:style-name="P1">}</text:p>
      <text:p text:style-name="P1"/>
      <text:p text:style-name="P1"/>
      <text:p text:style-name="P1">public static void main(String[] args) {</text:p>
      <text:p text:style-name="P1"><text:tab/> double resultadoAreac = calcularArea (2.5);</text:p>
      <text:p text:style-name="P1"><text:s text:c="4"/></text:p>
      <text:p text:style-name="P1"><text:tab/> double resultadoAreat= calcularArea (2 , 2.5);</text:p>
      <text:p text:style-name="P1"><text:s/></text:p>
      <text:p text:style-name="P1">System.out.println("Resultado del Area del cuadrado: " + resultadoAreac);</text:p>
      <text:p text:style-name="P1">System.out.println("Resultado del Area del triángulo: " + resultadoAreat);</text:p>
      <text:p text:style-name="P1">}</text:p>
      <text:p text:style-name="Standard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4:09:57.522897110</meta:creation-date>
    <dc:date>2025-09-23T14:27:33.329104337</dc:date>
    <meta:editing-duration>PT17M36S</meta:editing-duration>
    <meta:editing-cycles>1</meta:editing-cycles>
    <meta:document-statistic meta:table-count="0" meta:image-count="0" meta:object-count="0" meta:page-count="1" meta:paragraph-count="16" meta:word-count="64" meta:character-count="469" meta:non-whitespace-character-count="405"/>
    <meta:generator>LibreOffice/7.3.7.2$Linux_X86_64 LibreOffice_project/30$Build-2</meta:generator>
  </office:meta>
</office:document-meta>
</file>